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c5add" officeooo:paragraph-rsid="001c5add"/>
    </style:style>
    <style:style style:name="P2" style:family="paragraph" style:parent-style-name="Standard">
      <style:paragraph-properties fo:text-align="center" style:justify-single-word="false"/>
      <style:text-properties officeooo:rsid="001c5add" officeooo:paragraph-rsid="001c5add"/>
    </style:style>
    <style:style style:name="P3" style:family="paragraph" style:parent-style-name="Standard">
      <style:paragraph-properties fo:text-align="center" style:justify-single-word="false"/>
      <style:text-properties officeooo:rsid="002dfa7b" officeooo:paragraph-rsid="002dfa7b"/>
    </style:style>
    <style:style style:name="P4" style:family="paragraph" style:parent-style-name="Standard">
      <style:text-properties officeooo:rsid="0037fb26" officeooo:paragraph-rsid="0037fb26"/>
    </style:style>
    <style:style style:name="P5" style:family="paragraph" style:parent-style-name="Standard" style:list-style-name="L1">
      <style:text-properties officeooo:paragraph-rsid="00387100"/>
    </style:style>
    <style:style style:name="P6" style:family="paragraph" style:parent-style-name="Standard" style:list-style-name="L1">
      <style:text-properties officeooo:paragraph-rsid="004186c3"/>
    </style:style>
    <style:style style:name="P7" style:family="paragraph" style:parent-style-name="Standard" style:list-style-name="L1">
      <style:text-properties officeooo:rsid="00387100" officeooo:paragraph-rsid="00387100"/>
    </style:style>
    <style:style style:name="P8" style:family="paragraph" style:parent-style-name="Standard" style:list-style-name="L1">
      <style:text-properties officeooo:rsid="00443459" officeooo:paragraph-rsid="00443459"/>
    </style:style>
    <style:style style:name="P9" style:family="paragraph" style:parent-style-name="Standard" style:list-style-name="L1">
      <style:text-properties officeooo:rsid="00495319" officeooo:paragraph-rsid="00495319"/>
    </style:style>
    <style:style style:name="P10" style:family="paragraph" style:parent-style-name="Standard" style:list-style-name="L1">
      <style:text-properties officeooo:rsid="004aab12" officeooo:paragraph-rsid="004af12c"/>
    </style:style>
    <style:style style:name="P11" style:family="paragraph" style:parent-style-name="Standard">
      <style:text-properties officeooo:rsid="004aab12" officeooo:paragraph-rsid="004af12c"/>
    </style:style>
    <style:style style:name="P12" style:family="paragraph" style:parent-style-name="Standard">
      <style:text-properties officeooo:rsid="004dc5c6" officeooo:paragraph-rsid="004dc5c6"/>
    </style:style>
    <style:style style:name="P13" style:family="paragraph" style:parent-style-name="Standard" style:list-style-name="L5">
      <style:text-properties officeooo:rsid="004f33d1" officeooo:paragraph-rsid="004f33d1"/>
    </style:style>
    <style:style style:name="T1" style:family="text">
      <style:text-properties officeooo:rsid="00387100"/>
    </style:style>
    <style:style style:name="T2" style:family="text">
      <style:text-properties officeooo:rsid="0039da84"/>
    </style:style>
    <style:style style:name="T3" style:family="text">
      <style:text-properties officeooo:rsid="004186c3"/>
    </style:style>
    <style:style style:name="T4" style:family="text">
      <style:text-properties officeooo:rsid="004aab12"/>
    </style:style>
    <style:style style:name="T5" style:family="text">
      <style:text-properties officeooo:rsid="004af12c"/>
    </style:style>
    <style:style style:name="T6" style:family="text">
      <style:text-properties officeooo:rsid="0050fe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écifications du projet de MCS</text:p>
      <text:p text:style-name="P3">Telegram2i</text:p>
      <text:p text:style-name="P1">Othmane RAMZI<text:tab/><text:tab/><text:tab/><text:tab/><text:tab/><text:tab/><text:tab/><text:tab/><text:tab/>Hugo POLARD</text:p>
      <text:p text:style-name="P1"/>
      <text:p text:style-name="P4">Le but de ce projet est de fournir à des clients un moyen de communiquer entre eux de façon authentifié et sécurisé.</text:p>
      <text:p text:style-name="P4"/>
      <text:p text:style-name="P4">Fonctionnalités :</text:p>
      <text:list xml:id="list3937734380" text:style-name="L1">
        <text:list-item>
          <text:p text:style-name="P7">Chaque utilisateur peut s’authentifier sur le réseau au près d<text:span text:style-name="T2">e l’administrateur</text:span></text:p>
        </text:list-item>
        <text:list-item>
          <text:p text:style-name="P9">Si un utilisateur veut communiquer, il met en place un serveur de communication sur sa machine</text:p>
        </text:list-item>
        <text:list-item>
          <text:p text:style-name="P5"><text:span text:style-name="T1">Chaque utilisateur peut demander si il est en capacité de communiquer avec l’ensemble d’utilisateurs avec lequel il veut communiquer. L’administrateur renvoie alors, si la communication est possible, les adresses des destinataires.</text:span></text:p>
        </text:list-item>
        <text:list-item>
          <text:p text:style-name="P6"><text:span text:style-name="T3">Si tous les utilisateurs avec lesquels il souhaite communiquer sont disponibles, un utilisateur peut demander à cet ensemble de communiquer. Si il veut bien communiquer, chaque utilisateur destinataire de la demande va alors faire une demande de connexion au serveur en retour.</text:span></text:p>
        </text:list-item>
        <text:list-item>
          <text:p text:style-name="P8">Chaque channel est hébergé par son créateur et possède un suppléant <text:span text:style-name="T4">(désigné par l’hébergeur) </text:span>qui hebergera le channel si l’hebergeur actuel est parti</text:p>
        </text:list-item>
        <text:list-item>
          <text:p text:style-name="P10">A <text:span text:style-name="T5">chaque modification du salon, l’hebergeur envoie une mise à jour des informations d’hebergement du serveur pour que le suppléant puisse à tout moment prendre le relais.</text:span></text:p>
        </text:list-item>
      </text:list>
      <text:p text:style-name="P11"/>
      <text:p text:style-name="P12">Etats possible d’une machine sur le réseau :</text:p>
      <text:list xml:id="list2023426787" text:style-name="L5">
        <text:list-item>
          <text:p text:style-name="P13">Administrateur : machine nécessaire à la communication sur le réseau, cette machine est unique et ne joue que ce rôle</text:p>
        </text:list-item>
        <text:list-item>
          <text:p text:style-name="P13">Client : L’utilisateur communique avec quelqu’un qui a souhaité communiquer avec lui (en direct ou dans un salon)</text:p>
        </text:list-item>
        <text:list-item>
          <text:p text:style-name="P13">Serveur : <text:span text:style-name="T6">L’utilisateur communique avec quelqu’un car il a initialement souhaité communiquer avec lui</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0T16:41:35.457180888</meta:creation-date>
    <dc:date>2019-12-15T10:09:34.890433536</dc:date>
    <meta:editing-duration>PT4H34M21S</meta:editing-duration>
    <meta:editing-cycles>51</meta:editing-cycles>
    <meta:generator>LibreOffice/6.3.3.2.0$Linux_X86_64 LibreOffice_project/30$Build-2</meta:generator>
    <meta:document-statistic meta:table-count="0" meta:image-count="0" meta:object-count="0" meta:page-count="1" meta:paragraph-count="15" meta:word-count="253" meta:character-count="1593" meta:non-whitespace-character-count="1356"/>
  </office:meta>
</office:document-meta>
</file>